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lbany AMT" svg:font-family="'Albany AMT'" style:font-pitch="variable"/>
    <style:font-face style:name="MS Mincho" svg:font-family="'MS Mincho'" style:font-pitch="variable"/>
    <style:font-face style:name="Tahoma1" svg:font-family="Tahoma" style:font-pitch="variable"/>
    <style:font-face style:name="Book Antiqua" svg:font-family="'Book Antiqua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itle" style:master-page-name="First_20_Page">
      <style:paragraph-properties fo:text-align="end" style:justify-single-word="false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4" style:family="paragraph" style:parent-style-name="Title">
      <style:paragraph-properties fo:text-align="start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5" style:family="paragraph" style:parent-style-name="Title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6" style:family="paragraph" style:parent-style-name="Title">
      <style:paragraph-properties fo:text-align="end" style:justify-single-word="false"/>
    </style:style>
    <style:style style:name="P7" style:family="paragraph" style:parent-style-name="Title">
      <style:paragraph-properties fo:text-align="end" style:justify-single-word="false"/>
      <style:text-properties fo:font-size="16pt" style:font-size-asian="16pt"/>
    </style:style>
    <style:style style:name="P8" style:family="paragraph" style:parent-style-name="Title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  <style:text-properties style:font-name="Albany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/>
      <style:text-properties style:font-name="Arial" fo:font-size="12pt" style:font-size-asian="12pt" style:font-size-complex="12pt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/text:span></text:p>
      <text:p text:style-name="P2"/>
      <text:p text:style-name="P3">Universidade Federal de Goiás<text:line-break/>Instituto de Informática</text:p>
      <text:p text:style-name="P4"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3">http://escola.berlios.de</text:span><text:span text:style-name="T2"><text:line-break/></text:span><text:line-break/>Sistema de Gerência Acadêmica:<text:line-break/>Ensino, Pesquisa e Extensão</text:p>
      <text:p text:style-name="P7"/>
      <text:p text:style-name="P7"><text:s/></text:p>
      <text:p text:style-name="P6"/>
      <text:p text:style-name="P6">&lt;&lt;Título do Documento&gt;&gt;</text:p>
      <text:p text:style-name="Standard"/>
      <text:p text:style-name="P6"/>
      <text:p text:style-name="P8"/>
      <text:p text:style-name="P8">&lt;&lt;Versão do Documento&gt;&gt; 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/>
      <text:p text:style-name="P11"><text:span text:style-name="T4">Fábio Nogueira de Lucena<text:line-break/></text:span><text:a xlink:type="simple" xlink:href="mailto:fabio@inf.ufg.br"><text:span text:style-name="T5">fabio@inf.ufg.br</text:span></text:a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>Goiânia, &lt;Mês ano&gt;</text:span><text:line-break/></text:p>
      <text:p text:style-name="P11"/>
      <text:p text:style-name="P11"/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lbany AMT" svg:font-family="'Albany AMT'" style:font-pitch="variable"/>
    <style:font-face style:name="MS Mincho" svg:font-family="'MS Mincho'" style:font-pitch="variable"/>
    <style:font-face style:name="Tahoma1" svg:font-family="Tahoma" style:font-pitch="variable"/>
    <style:font-face style:name="Book Antiqua" svg:font-family="'Book Antiqua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horndale AMT" fo:font-size="12pt" fo:language="pt" fo:country="BR" style:font-name-asian="Albany AMT" style:font-size-asian="12pt" style:language-asian="none" style:country-asian="none" style:font-name-complex="Albany AMT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1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1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" style:display-name="Corpo de texto 2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" style:display-name="Recuo de corpo de texto 3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" style:display-name="Recuo de corpo de texto 2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1z1" style:num-format="1" text:display-levels="2"/>
      <text:outline-level-style text:level="3" text:style-name="WW8Num1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space-before="-0.02cm" text:min-label-width="1.249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4" style:family="table">
      <style:table-properties fo:margin-left="0cm" fo:margin-right="-0.005cm" table:align="margins" style:writing-mode="lr-tb"/>
    </style:style>
    <style:style style:name="Table14.A" style:family="table-column">
      <style:table-column-properties style:rel-column-width="17641*"/>
    </style:style>
    <style:style style:name="Table14.B" style:family="table-column">
      <style:table-column-properties style:rel-column-width="29729*"/>
    </style:style>
    <style:style style:name="Table14.C" style:family="table-column">
      <style:table-column-properties style:rel-column-width="18165*"/>
    </style:style>
    <style:style style:name="Table14.1" style:family="table-row">
      <style:table-row-properties style:keep-together="true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" style:family="table">
      <style:table-properties fo:margin-left="0.004cm" fo:margin-right="0cm" table:align="margins" style:writing-mode="lr-tb"/>
    </style:style>
    <style:style style:name="Tabela3.A" style:family="table-column">
      <style:table-column-properties style:rel-column-width="45508*"/>
    </style:style>
    <style:style style:name="Tabela3.B" style:family="table-column">
      <style:table-column-properties style:rel-column-width="20027*"/>
    </style:style>
    <style:style style:name="Tabela3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3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3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4" style:family="table">
      <style:table-properties fo:margin-left="0.041cm" fo:margin-right="0cm" table:align="margins" style:writing-mode="lr-tb"/>
    </style:style>
    <style:style style:name="Tabela4.A" style:family="table-column">
      <style:table-column-properties style:rel-column-width="19388*"/>
    </style:style>
    <style:style style:name="Tabela4.B" style:family="table-column">
      <style:table-column-properties style:rel-column-width="29487*"/>
    </style:style>
    <style:style style:name="Tabela4.C" style:family="table-column">
      <style:table-column-properties style:rel-column-width="16660*"/>
    </style:style>
    <style:style style:name="Tabela4.1" style:family="table-row">
      <style:table-row-properties style:keep-together="true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normal" style:font-size-asian="8pt" style:font-weight-asian="normal" style:font-weight-complex="normal"/>
    </style:style>
    <style:style style:name="P2" style:family="paragraph" style:parent-style-name="Standard">
      <style:paragraph-properties fo:text-align="end" style:justify-single-word="false" style:snap-to-layout-grid="false"/>
    </style:style>
    <style:style style:name="P3" style:family="paragraph" style:parent-style-name="Footer">
      <style:text-properties style:font-name="Arial" fo:font-size="8pt" style:font-size-asian="8pt" style:font-size-complex="8pt"/>
    </style:style>
    <style:style style:name="P4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normal" style:font-size-asian="8pt" style:font-weight-asian="normal" style:font-name-complex="Arial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"/>
    </style:style>
    <style:style style:name="T1" style:family="text" style:parent-style-name="Page_20_Number">
      <style:text-properties style:font-name="Albany" fo:font-size="8pt" style:font-size-asian="8pt"/>
    </style:style>
    <style:style style:name="T2" style:family="text" style:parent-style-name="Page_20_Number">
      <style:text-properties style:font-name="Albany" fo:font-size="8pt" style:font-size-asian="8pt" style:font-name-complex="Arial"/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4">
      <style:page-layout-properties fo:page-width="21.001cm" fo:page-height="29.7cm" style:num-format="1" style:print-orientation="portrait" fo:margin-top="1.27cm" fo:margin-bottom="1.27cm" fo:margin-left="2.54cm" fo:margin-right="2.54cm" style:shadow="none" fo:background-color="transparent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shadow="none" style:dynamic-spacing="true"/>
      </style:footer-style>
    </style:page-layout>
  </office:automatic-styles>
  <office:master-styles>
    <style:master-page style:name="Standard" style:page-layout-name="pm1">
      <style:footer>
        <text:p text:style-name="Footer"/>
      </style:footer>
    </style:master-page>
    <style:master-page style:name="First_20_Page" style:display-name="First Page" style:page-layout-name="pm2" style:next-style-name="Standard"/>
    <style:master-page style:name="Convert_20_1" style:display-name="Convert 1" style:page-layout-name="pm3">
      <style:foot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P1">Escola</text:p>
            </table:table-cell>
            <table:table-cell table:style-name="Table14.A1" office:value-type="string">
              <text:p text:style-name="Footer"/>
            </table:table-cell>
            <table:table-cell table:style-name="Table14.A1" office:value-type="string">
              <text:p text:style-name="P2"><text:span text:style-name="T1">Página </text:span><text:span text:style-name="T1"><text:page-number text:select-page="current"/></text:span><text:span text:style-name="T1"> de </text:span><text:span text:style-name="T1"><text:page-count>1</text:page-count></text:span></text:p>
            </table:table-cell>
          </table:table-row>
        </table:table>
        <text:p text:style-name="P3">Plano de Requisitos</text:p>
      </style:footer>
    </style:master-page>
    <style:master-page style:name="Convert_20_2" style:display-name="Convert 2" style:page-layout-name="pm4">
      <style:header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P4">Escola</text:p>
            </table:table-cell>
            <table:table-cell table:style-name="Tabela3.B1" office:value-type="string">
              <text:p text:style-name="P5"><text:s text:c="2"/>Versão: <text:s/>0.9f</text:p>
            </table:table-cell>
          </table:table-row>
          <table:table-row>
            <table:table-cell table:style-name="Tabela3.A2" office:value-type="string">
              <text:p text:style-name="P6">Plano de Requisitos</text:p>
            </table:table-cell>
            <table:table-cell table:style-name="Tabela3.B2" office:value-type="string">
              <text:p text:style-name="P6"><text:s text:c="2"/>Data: <text:s/>10/06/2006</text:p>
            </table:table-cell>
          </table:table-row>
        </table:table>
        <text:p text:style-name="Header"/>
      </style:header>
      <style:foot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P7">Escola</text:p>
            </table:table-cell>
            <table:table-cell table:style-name="Tabela4.A1" office:value-type="string">
              <text:p text:style-name="P8"/>
            </table:table-cell>
            <table:table-cell table:style-name="Tabela4.A1" office:value-type="string">
              <text:p text:style-name="P2"><text:span text:style-name="T2">Página </text:span><text:span text:style-name="T2"><text:page-number text:select-page="current"/></text:span><text:span text:style-name="T2"> de </text:span><text:span text:style-name="T2"><text:page-count>1</text:page-count></text:span></text:p>
            </table:table-cell>
          </table:table-row>
        </table:table>
        <text:p text:style-name="P3">Plano de Requisisto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9:17:00</meta:creation-date>
    <dc:date>2006-06-16T00:57:36</dc:date>
    <meta:printed-by>Gilmar Ferreira Arantes</meta:printed-by>
    <meta:print-date>2006-06-10T11:20:27</meta:print-date>
    <dc:language>pt-BR</dc:language>
    <meta:editing-cycles>126</meta:editing-cycles>
    <meta:editing-duration>PT17H59M15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2" meta:word-count="61" meta:character-count="432"/>
  </office:meta>
</office:document-meta>
</file>